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6" table:number-columns-repeated="3" table:default-cell-style-name="ce1"/>
        <table:table-column table:style-name="co26" table:number-columns-repeated="979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table:number-columns-repeated="3"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5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9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Q5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2:06:48.5049411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2:12:05.073065516</dc:date>
    <meta:editing-duration>PT5H45M2S</meta:editing-duration>
    <meta:editing-cycles>50</meta:editing-cycles>
    <meta:generator>LibreOffice/5.1.4.2$Linux_X86_64 LibreOffice_project/10m0$Build-2</meta:generator>
    <meta:document-statistic meta:table-count="1" meta:cell-count="2150" meta:object-count="0"/>
  </office:meta>
</office:document-meta>
</file>